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3.789cm"/>
    </style:style>
    <style:style style:name="co3" style:family="table-column">
      <style:table-column-properties fo:break-before="auto" style:column-width="6.018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8.423cm"/>
    </style:style>
    <style:style style:name="co9" style:family="table-column">
      <style:table-column-properties fo:break-before="auto" style:column-width="5.835cm"/>
    </style:style>
    <style:style style:name="co10" style:family="table-column">
      <style:table-column-properties fo:break-before="auto" style:column-width="9.813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3.186cm"/>
    </style:style>
    <style:style style:name="co28" style:family="table-column">
      <style:table-column-properties fo:break-before="auto" style:column-width="5.992cm"/>
    </style:style>
    <style:style style:name="co29" style:family="table-column">
      <style:table-column-properties fo:break-before="auto" style:column-width="3.022cm"/>
    </style:style>
    <style:style style:name="co30" style:family="table-column">
      <style:table-column-properties fo:break-before="auto" style:column-width="7.699cm"/>
    </style:style>
    <style:style style:name="co17" style:family="table-column">
      <style:table-column-properties fo:break-before="auto" style:column-width="3.549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3.03cm"/>
    </style:style>
    <style:style style:name="co20" style:family="table-column">
      <style:table-column-properties fo:break-before="auto" style:column-width="5.563cm"/>
    </style:style>
    <style:style style:name="co21" style:family="table-column">
      <style:table-column-properties fo:break-before="auto" style:column-width="3.902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5.727cm"/>
    </style:style>
    <style:style style:name="co25" style:family="table-column">
      <style:table-column-properties fo:break-before="auto" style:column-width="5.454cm"/>
    </style:style>
    <style:style style:name="co26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00ff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8080"/>
    </style:style>
    <style:style style:name="ta5" style:family="table" style:master-page-name="Default">
      <style:table-properties table:display="true" style:writing-mode="lr-tb" tableooo:tab-color="#00ff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/>
      <style:text-properties style:text-position=""/>
    </style:style>
    <style:style style:name="ce2" style:family="table-cell" style:parent-style-name="Default" style:data-style-name="N37">
      <style:text-properties style:text-position=""/>
    </style:style>
  </office:automatic-styles>
  <office:body>
    <office:spreadsheet>
      <table:table table:name="Instruccione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Se incluyen algunos datos de ejempl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gislaturas: Cargar todos los datos para al menos: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ngreso de la Nació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na Legislatura Bicamera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na Legislatura Unicamer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yectos: Cargar al menos uno para cada legislatura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ías de Proyectos" table:style-name="ta2">
        <table:table-column table:style-name="co27" table:default-cell-style-name="Default"/>
        <table:table-row table:style-name="ro1">
          <table:table-cell office:value-type="string">
            <text:p>Nombre de Categoría</text:p>
          </table:table-cell>
        </table:table-row>
        <table:table-row table:style-name="ro1">
          <table:table-cell office:value-type="string">
            <text:p>Minería</text:p>
          </table:table-cell>
        </table:table-row>
        <table:table-row table:style-name="ro1">
          <table:table-cell office:value-type="string">
            <text:p>Telecomunicaciones</text:p>
          </table:table-cell>
        </table:table-row>
      </table:table>
      <table:table table:name="Bloques" table:style-name="ta2">
        <table:table-column table:style-name="co2" table:default-cell-style-name="Default"/>
        <table:table-row table:style-name="ro1">
          <table:table-cell office:value-type="string">
            <text:p>Nombre Bloque</text:p>
          </table:table-cell>
        </table:table-row>
        <table:table-row table:style-name="ro1">
          <table:table-cell office:value-type="string">
            <text:p>COALICION CIVICA - ARI</text:p>
          </table:table-cell>
        </table:table-row>
        <table:table-row table:style-name="ro1">
          <table:table-cell office:value-type="string">
            <text:p>COMPROMISO FEDERAL</text:p>
          </table:table-cell>
        </table:table-row>
        <table:table-row table:style-name="ro1">
          <table:table-cell office:value-type="string">
            <text:p>CORDOBA FEDERAL</text:p>
          </table:table-cell>
        </table:table-row>
        <table:table-row table:style-name="ro1">
          <table:table-cell office:value-type="string">
            <text:p>CULTURA, EDUCACION Y TRABAJO</text:p>
          </table:table-cell>
        </table:table-row>
        <table:table-row table:style-name="ro1">
          <table:table-cell office:value-type="string">
            <text:p>DEMOCRACIA IGUALITARIA Y PARTICIPATIVA (D.I.P.)</text:p>
          </table:table-cell>
        </table:table-row>
        <table:table-row table:style-name="ro1">
          <table:table-cell office:value-type="string">
            <text:p>DEMOCRATA DE MENDOZA</text:p>
          </table:table-cell>
        </table:table-row>
        <table:table-row table:style-name="ro1">
          <table:table-cell office:value-type="string">
            <text:p>DEMOCRATA PROGRESISTA</text:p>
          </table:table-cell>
        </table:table-row>
        <table:table-row table:style-name="ro1">
          <table:table-cell office:value-type="string">
            <text:p>FRENTE CIVICO - CORDOBA</text:p>
          </table:table-cell>
        </table:table-row>
        <table:table-row table:style-name="ro1">
          <table:table-cell office:value-type="string">
            <text:p>FRENTE CIVICO POR SANTIAGO</text:p>
          </table:table-cell>
        </table:table-row>
        <table:table-row table:style-name="ro1">
          <table:table-cell office:value-type="string">
            <text:p>FRENTE CIVICO Y SOCIAL DE CATAMARCA</text:p>
          </table:table-cell>
        </table:table-row>
        <table:table-row table:style-name="ro1">
          <table:table-cell office:value-type="string">
            <text:p>FRENTE NUEVO ENCUENTRO</text:p>
          </table:table-cell>
        </table:table-row>
        <table:table-row table:style-name="ro1">
          <table:table-cell office:value-type="string">
            <text:p>FRENTE PARA LA VICTORIA - PARTIDO BLOQUISTA</text:p>
          </table:table-cell>
        </table:table-row>
        <table:table-row table:style-name="ro1"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FRENTE PERONISTA FEDERAL</text:p>
          </table:table-cell>
        </table:table-row>
        <table:table-row table:style-name="ro1">
          <table:table-cell office:value-type="string">
            <text:p>FRENTE RENOVADOR</text:p>
          </table:table-cell>
        </table:table-row>
        <table:table-row table:style-name="ro1">
          <table:table-cell office:value-type="string">
            <text:p>GEN</text:p>
          </table:table-cell>
        </table:table-row>
        <table:table-row table:style-name="ro1">
          <table:table-cell office:value-type="string">
            <text:p>LIBRES DEL SUR</text:p>
          </table:table-cell>
        </table:table-row>
        <table:table-row table:style-name="ro1">
          <table:table-cell office:value-type="string">
            <text:p>MOV POP FUEGUINO</text:p>
          </table:table-cell>
        </table:table-row>
        <table:table-row table:style-name="ro1">
          <table:table-cell office:value-type="string">
            <text:p>MOV POP NEUQUINO</text:p>
          </table:table-cell>
        </table:table-row>
        <table:table-row table:style-name="ro1">
          <table:table-cell office:value-type="string">
            <text:p>MOVIMIENTO PROYECTO SUR</text:p>
          </table:table-cell>
        </table:table-row>
        <table:table-row table:style-name="ro1">
          <table:table-cell office:value-type="string">
            <text:p>PARTIDO FEDERAL FUEGUINO</text:p>
          </table:table-cell>
        </table:table-row>
        <table:table-row table:style-name="ro1">
          <table:table-cell office:value-type="string">
            <text:p>PARTIDO JUSTICIALISTA LA PAMPA</text:p>
          </table:table-cell>
        </table:table-row>
        <table:table-row table:style-name="ro1">
          <table:table-cell office:value-type="string">
            <text:p>PARTIDO SOCIALISTA</text:p>
          </table:table-cell>
        </table:table-row>
        <table:table-row table:style-name="ro1">
          <table:table-cell office:value-type="string">
            <text:p>PRO</text:p>
          </table:table-cell>
        </table:table-row>
        <table:table-row table:style-name="ro1">
          <table:table-cell office:value-type="string">
            <text:p>RENOVADOR DE SALTA</text:p>
          </table:table-cell>
        </table:table-row>
        <table:table-row table:style-name="ro1">
          <table:table-cell office:value-type="string">
            <text:p>SALTA SOMOS TODOS</text:p>
          </table:table-cell>
        </table:table-row>
        <table:table-row table:style-name="ro1">
          <table:table-cell office:value-type="string">
            <text:p>UCR</text:p>
          </table:table-cell>
        </table:table-row>
        <table:table-row table:style-name="ro1">
          <table:table-cell office:value-type="string">
            <text:p>UDESO SALTA</text:p>
          </table:table-cell>
        </table:table-row>
        <table:table-row table:style-name="ro1">
          <table:table-cell office:value-type="string">
            <text:p>UNIDAD PARA EL DESARROLLO SOCIAL Y LA EQUIDAD</text:p>
          </table:table-cell>
        </table:table-row>
        <table:table-row table:style-name="ro1">
          <table:table-cell office:value-type="string">
            <text:p>UNIDAD POPULAR</text:p>
          </table:table-cell>
        </table:table-row>
        <table:table-row table:style-name="ro1">
          <table:table-cell office:value-type="string">
            <text:p>UNION POR SAN JUAN</text:p>
          </table:table-cell>
        </table:table-row>
        <table:table-row table:style-name="ro1">
          <table:table-cell office:value-type="string">
            <text:p>UNION POR TODOS</text:p>
          </table:table-cell>
        </table:table-row>
      </table:table>
      <table:table table:name="Legisltaura" table:style-name="ta3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Nombre Legislatura</text:p>
          </table:table-cell>
          <table:table-cell office:value-type="string">
            <text:p>Provincia</text:p>
          </table:table-cell>
          <table:table-cell office:value-type="string">
            <text:p>País</text:p>
          </table:table-cell>
          <table:table-cell office:value-type="string">
            <text:p>Tipo</text:p>
          </table:table-cell>
        </table:table-row>
        <table:table-row table:style-name="ro2">
          <table:table-cell office:value-type="string">
            <text:p>Congreso Nacional</text:p>
          </table:table-cell>
          <table:table-cell table:number-columns-repeated="2"/>
          <table:table-cell office:value-type="string">
            <text:p>Bicameral</text:p>
          </table:table-cell>
        </table:table-row>
        <table:table-row table:style-name="ro2">
          <table:table-cell office:value-type="string">
            <text:p>Legislatura de Chaco</text:p>
          </table:table-cell>
          <table:table-cell office:value-type="string">
            <text:p>Chaco</text:p>
          </table:table-cell>
          <table:table-cell office:value-type="string">
            <text:p>Argentina</text:p>
          </table:table-cell>
          <table:table-cell office:value-type="string">
            <text:p>Unicameral</text:p>
          </table:table-cell>
        </table:table-row>
        <table:table-row table:style-name="ro2">
          <table:table-cell office:value-type="string">
            <text:p>Legislatura de Buenos Aires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office:value-type="string">
            <text:p>Bicameral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gisladores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Nombre Legislatura</text:p>
          </table:table-cell>
          <table:table-cell office:value-type="string">
            <text:p>Cámara</text:p>
          </table:table-cell>
          <table:table-cell office:value-type="string">
            <text:p>Nombre Legislador</text:p>
          </table:table-cell>
          <table:table-cell office:value-type="string">
            <text:p>Provincia</text:p>
          </table:table-cell>
          <table:table-cell office:value-type="string">
            <text:p>Nombre Bloque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BDALA DE MATARAZZO, NORMA AMANDA</text:p>
          </table:table-cell>
          <table:table-cell office:value-type="string">
            <text:p>Santiago del Estero</text:p>
          </table:table-cell>
          <table:table-cell office:value-type="string">
            <text:p>FRENTE CIVICO POR SANTIAG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GUAD, OSCAR RAUL</text:p>
          </table:table-cell>
          <table:table-cell office:value-type="string">
            <text:p>Córdob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GUILAR, LINO WALTER</text:p>
          </table:table-cell>
          <table:table-cell office:value-type="string">
            <text:p>San Luis</text:p>
          </table:table-cell>
          <table:table-cell office:value-type="string">
            <text:p>COMPROMISO FEDERAL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LBARRACIN, JORGE LUIS</text:p>
          </table:table-cell>
          <table:table-cell office:value-type="string">
            <text:p>Mendoz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LBRIEU, OSCAR EDMUNDO NICOLAS</text:p>
          </table:table-cell>
          <table:table-cell office:value-type="string">
            <text:p>Río Negr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LFONSIN, RICARDO LUIS</text:p>
          </table:table-cell>
          <table:table-cell office:value-type="string">
            <text:p>Buenos Aires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LONSO, GUMERSINDO FEDERICO</text:p>
          </table:table-cell>
          <table:table-cell office:value-type="string">
            <text:p>Córdoba</text:p>
          </table:table-cell>
          <table:table-cell office:value-type="string">
            <text:p>FRENTE CIVICO - CORDOB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LONSO, LAURA</text:p>
          </table:table-cell>
          <table:table-cell office:value-type="string">
            <text:p>Ciudad Autónoma de Buenos Aires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LONSO, MARIA LUZ</text:p>
          </table:table-cell>
          <table:table-cell office:value-type="string">
            <text:p>La Pamp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LVAREZ, ELSA MARIA</text:p>
          </table:table-cell>
          <table:table-cell office:value-type="string">
            <text:p>Santa Cruz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LVAREZ, JORGE MARIO</text:p>
          </table:table-cell>
          <table:table-cell office:value-type="string">
            <text:p>Santa Fe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MADEO, EDUARDO PABLO</text:p>
          </table:table-cell>
          <table:table-cell office:value-type="string">
            <text:p>Buenos Aires</text:p>
          </table:table-cell>
          <table:table-cell office:value-type="string">
            <text:p>FRENTE RENOVADO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RENA, CELIA ISABEL</text:p>
          </table:table-cell>
          <table:table-cell office:value-type="string">
            <text:p>Santa Fe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RGUMEDO, ALCIRA SUSANA</text:p>
          </table:table-cell>
          <table:table-cell office:value-type="string">
            <text:p>Ciudad Autónoma de Buenos Aires</text:p>
          </table:table-cell>
          <table:table-cell office:value-type="string">
            <text:p>MOVIMIENTO PROYECTO SU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RREGUI, ANDRES ROBERTO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SPIAZU, LUCIO BERNARDO</text:p>
          </table:table-cell>
          <table:table-cell office:value-type="string">
            <text:p>Corrientes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SSEFF, ALBERTO EMILIO</text:p>
          </table:table-cell>
          <table:table-cell office:value-type="string">
            <text:p>Buenos Aires</text:p>
          </table:table-cell>
          <table:table-cell office:value-type="string">
            <text:p>COMPROMISO FEDERAL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TANASOF, ALFREDO NESTOR</text:p>
          </table:table-cell>
          <table:table-cell office:value-type="string">
            <text:p>Buenos Aires</text:p>
          </table:table-cell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VOSCAN, HERMAN HORACIO</text:p>
          </table:table-cell>
          <table:table-cell office:value-type="string">
            <text:p>Río Negr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ALCEDO, MARIA ESTER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ARBIERI, MARIO LEANDRO</text:p>
          </table:table-cell>
          <table:table-cell office:value-type="string">
            <text:p>Buenos Aires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ARCHETTA, OMAR SEGUNDO</text:p>
          </table:table-cell>
          <table:table-cell office:value-type="string">
            <text:p>Santa Fe</text:p>
          </table:table-cell>
          <table:table-cell office:value-type="string">
            <text:p>PARTIDO SOCIAL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ARRANDEGUY, RAUL ENRIQUE</text:p>
          </table:table-cell>
          <table:table-cell office:value-type="string">
            <text:p>Entre Ríos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ASTERRA, LUIS EUGENIO</text:p>
          </table:table-cell>
          <table:table-cell office:value-type="string">
            <text:p>Formos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AZZE, MIGUEL ANGEL</text:p>
          </table:table-cell>
          <table:table-cell office:value-type="string">
            <text:p>Buenos Aires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EDANO, NORA ESTHER</text:p>
          </table:table-cell>
          <table:table-cell office:value-type="string">
            <text:p>Córdob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ENEDETTI, ATILIO FRANCISCO SALVADOR</text:p>
          </table:table-cell>
          <table:table-cell office:value-type="string">
            <text:p>Entre Ríos</text:p>
          </table:table-cell>
          <table:table-cell office:value-type="string">
            <text:p>UC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ERNAL, MARIA EUGENIA</text:p>
          </table:table-cell>
          <table:table-cell office:value-type="string">
            <text:p>Jujuy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ERTOL, PAULA MARIA</text:p>
          </table:table-cell>
          <table:table-cell office:value-type="string">
            <text:p>Ciudad Autónoma de Buenos Aires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ERTONE, ROSANA ANDREA</text:p>
          </table:table-cell>
          <table:table-cell office:value-type="string">
            <text:p>Tierra del Fueg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ETTANIN, JUAN CARLOS</text:p>
          </table:table-cell>
          <table:table-cell office:value-type="string">
            <text:p>Santa Fe</text:p>
          </table:table-cell>
          <table:table-cell office:value-type="string">
            <text:p>FRENTE NUEVO ENCUENT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IANCHI, IVANA MARIA</text:p>
          </table:table-cell>
          <table:table-cell office:value-type="string">
            <text:p>San Luis</text:p>
          </table:table-cell>
          <table:table-cell office:value-type="string">
            <text:p>COMPROMISO FEDERAL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IANCHI, MARIA DEL CARMEN</text:p>
          </table:table-cell>
          <table:table-cell office:value-type="string">
            <text:p>Ciudad Autónoma de 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IDEGAIN, GLORIA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IELLA CALVET, BERNARDO JOSE</text:p>
          </table:table-cell>
          <table:table-cell office:value-type="string">
            <text:p>Salta</text:p>
          </table:table-cell>
          <table:table-cell office:value-type="string">
            <text:p>UDESO SAL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LANCO DE PERALTA, BLANCA</text:p>
          </table:table-cell>
          <table:table-cell office:value-type="string">
            <text:p>Santa Cruz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RAWER, MARA</text:p>
          </table:table-cell>
          <table:table-cell office:value-type="string">
            <text:p>Ciudad Autónoma de Buenos Aires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RILLO, JOSE RICARDO</text:p>
          </table:table-cell>
          <table:table-cell office:value-type="string">
            <text:p>Neuquén</text:p>
          </table:table-cell>
          <table:table-cell office:value-type="string">
            <text:p>MOV POP NEUQUIN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RIZUELA Y DORIA DE CARA, OLGA INES</text:p>
          </table:table-cell>
          <table:table-cell office:value-type="string">
            <text:p>La Rioja</text:p>
          </table:table-cell>
          <table:table-cell office:value-type="string">
            <text:p>UC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ROMBERG, ISAAC BENJAMIN</text:p>
          </table:table-cell>
          <table:table-cell office:value-type="string">
            <text:p>Tucumá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ROWN, CARLOS RAMON</text:p>
          </table:table-cell>
          <table:table-cell office:value-type="string">
            <text:p>Buenos Aires</text:p>
          </table:table-cell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RUE, DANIEL AGUSTIN</text:p>
          </table:table-cell>
          <table:table-cell office:value-type="string">
            <text:p>Santiago del Estero</text:p>
          </table:table-cell>
          <table:table-cell office:value-type="string">
            <text:p>FRENTE CIVICO POR SANTIAG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ULLRICH, PATRICIA</text:p>
          </table:table-cell>
          <table:table-cell office:value-type="string">
            <text:p>Ciudad Autónoma de Buenos Aires</text:p>
          </table:table-cell>
          <table:table-cell office:value-type="string">
            <text:p>UNION POR TODOS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BURYAILE, RICARDO</text:p>
          </table:table-cell>
          <table:table-cell office:value-type="string">
            <text:p>Formos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LCAGNO Y MAILLMAN, ERIC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MAÑO, GRACIELA</text:p>
          </table:table-cell>
          <table:table-cell office:value-type="string">
            <text:p>Buenos Aires</text:p>
          </table:table-cell>
          <table:table-cell office:value-type="string">
            <text:p>FRENTE RENOVADO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RDELLI, JORGE JUSTO</text:p>
          </table:table-cell>
          <table:table-cell office:value-type="string">
            <text:p>Ciudad Autónoma de Buenos Aires</text:p>
          </table:table-cell>
          <table:table-cell office:value-type="string">
            <text:p>MOVIMIENTO PROYECTO SU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RLOTTO, REMO GERARDO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RMONA, GUILLERMO RAMON</text:p>
          </table:table-cell>
          <table:table-cell office:value-type="string">
            <text:p>Mendoz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RRANZA, CARLOS ALBERTO</text:p>
          </table:table-cell>
          <table:table-cell office:value-type="string">
            <text:p>Santa Fe</text:p>
          </table:table-cell>
          <table:table-cell office:value-type="string">
            <text:p>FRENTE RENOVADO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RRILLO, MARIA DEL CARMEN</text:p>
          </table:table-cell>
          <table:table-cell office:value-type="string">
            <text:p>Tucumá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RRIO, ELISA MARIA AVELINA</text:p>
          </table:table-cell>
          <table:table-cell office:value-type="string">
            <text:p>Ciudad Autónoma de Buenos Aires</text:p>
          </table:table-cell>
          <table:table-cell office:value-type="string">
            <text:p>COALICION CIVICA - ARI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SAÑAS, JUAN FRANCISCO</text:p>
          </table:table-cell>
          <table:table-cell office:value-type="string">
            <text:p>Tucumán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SELLES, GRACIELA MARIA</text:p>
          </table:table-cell>
          <table:table-cell office:value-type="string">
            <text:p>San Juan</text:p>
          </table:table-cell>
          <table:table-cell office:value-type="string">
            <text:p>FRENTE PARA LA VICTORIA - PARTIDO BLOQU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STAÑON, HUGO</text:p>
          </table:table-cell>
          <table:table-cell office:value-type="string">
            <text:p>Río Negro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ATALAN MAGNI, JULIO CESAR</text:p>
          </table:table-cell>
          <table:table-cell office:value-type="string">
            <text:p>Tierra del Fueg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EJAS, JORGE ALBERTO</text:p>
          </table:table-cell>
          <table:table-cell office:value-type="string">
            <text:p>Río Negr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HEMES, JORGE OMAR</text:p>
          </table:table-cell>
          <table:table-cell office:value-type="string">
            <text:p>Entre Ríos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HIENO, MARIA ELENA PETRONA</text:p>
          </table:table-cell>
          <table:table-cell office:value-type="string">
            <text:p>Corrientes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IAMPINI, JOSE ALBERTO</text:p>
          </table:table-cell>
          <table:table-cell office:value-type="string">
            <text:p>Neuqué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ICILIANI, ALICIA MABEL</text:p>
          </table:table-cell>
          <table:table-cell office:value-type="string">
            <text:p>Santa Fe</text:p>
          </table:table-cell>
          <table:table-cell office:value-type="string">
            <text:p>PARTIDO SOCIAL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IGOGNA, LUIS FRANCISCO JORGE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LERI, MARCOS</text:p>
          </table:table-cell>
          <table:table-cell office:value-type="string">
            <text:p>Santa Fe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OMELLI, ALICIA MARCELA</text:p>
          </table:table-cell>
          <table:table-cell office:value-type="string">
            <text:p>Neuquén</text:p>
          </table:table-cell>
          <table:table-cell office:value-type="string">
            <text:p>MOV POP NEUQUIN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OMI, CARLOS MARCELO</text:p>
          </table:table-cell>
          <table:table-cell office:value-type="string">
            <text:p>Santa Fe</text:p>
          </table:table-cell>
          <table:table-cell office:value-type="string">
            <text:p>COALICION CIVICA - ARI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ONTI, DIANA BEATRIZ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ONTRERA, MONICA GRACIELA</text:p>
          </table:table-cell>
          <table:table-cell office:value-type="string">
            <text:p>Chubut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ORDOBA, STELLA MARIS</text:p>
          </table:table-cell>
          <table:table-cell office:value-type="string">
            <text:p>Tucumá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ORTINA, ROY</text:p>
          </table:table-cell>
          <table:table-cell office:value-type="string">
            <text:p>Ciudad Autónoma de Buenos Aires</text:p>
          </table:table-cell>
          <table:table-cell office:value-type="string">
            <text:p>PARTIDO SOCIAL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OSTA, EDUARDO RAUL</text:p>
          </table:table-cell>
          <table:table-cell office:value-type="string">
            <text:p>Santa Cruz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REMER DE BUSTI, MARIA CRISTINA</text:p>
          </table:table-cell>
          <table:table-cell office:value-type="string">
            <text:p>Entre Ríos</text:p>
          </table:table-cell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UCCOVILLO, RICARDO OSCAR</text:p>
          </table:table-cell>
          <table:table-cell office:value-type="string">
            <text:p>Buenos Aires</text:p>
          </table:table-cell>
          <table:table-cell office:value-type="string">
            <text:p>PARTIDO SOCIALISTA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CURRILEN, OSCAR RUBEN</text:p>
          </table:table-cell>
          <table:table-cell office:value-type="string">
            <text:p>Chubut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ATO, ALFREDO CARLOS</text:p>
          </table:table-cell>
          <table:table-cell office:value-type="string">
            <text:p>Tucumá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E FERRARI RUEDA, PATRICIA</text:p>
          </table:table-cell>
          <table:table-cell office:value-type="string">
            <text:p>Córdob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E GENNARO, VICTOR NORBERTO</text:p>
          </table:table-cell>
          <table:table-cell office:value-type="string">
            <text:p>Buenos Aires</text:p>
          </table:table-cell>
          <table:table-cell office:value-type="string">
            <text:p>UNIDAD POPULA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E MARCHI, OMAR BRUNO</text:p>
          </table:table-cell>
          <table:table-cell office:value-type="string">
            <text:p>Mendoza</text:p>
          </table:table-cell>
          <table:table-cell office:value-type="string">
            <text:p>DEMOCRATA DE MENDOZ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E NARVAEZ, FRANCISCO</text:p>
          </table:table-cell>
          <table:table-cell office:value-type="string">
            <text:p>Buenos Aires</text:p>
          </table:table-cell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E PEDRO, EDUARDO ENRIQUE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E PRAT GAY, ALFONSO</text:p>
          </table:table-cell>
          <table:table-cell office:value-type="string">
            <text:p>Ciudad Autónoma de Buenos Aires</text:p>
          </table:table-cell>
          <table:table-cell office:value-type="string">
            <text:p>COALICION CIVICA - ARI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EPETRI, EDGARDO FERNANDO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I TULLIO, JULIANA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IAZ BANCALARI, JOSE MARIA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IAZ ROIG, JUAN CARLOS</text:p>
          </table:table-cell>
          <table:table-cell office:value-type="string">
            <text:p>Formos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OMINGUEZ, JULIAN ANDRES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ONDA PEREZ, VICTORIA ANALIA</text:p>
          </table:table-cell>
          <table:table-cell office:value-type="string">
            <text:p>Buenos Aires</text:p>
          </table:table-cell>
          <table:table-cell office:value-type="string">
            <text:p>LIBRES DEL SU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ONKIN, CARLOS GUILLERMO</text:p>
          </table:table-cell>
          <table:table-cell office:value-type="string">
            <text:p>Formos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DUCLOS, OMAR ARNALDO</text:p>
          </table:table-cell>
          <table:table-cell office:value-type="string">
            <text:p>Buenos Aires</text:p>
          </table:table-cell>
          <table:table-cell office:value-type="string">
            <text:p>GEN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ELORRIAGA, OSVALDO ENRIQUE</text:p>
          </table:table-cell>
          <table:table-cell office:value-type="string">
            <text:p>Entre Río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ESPINDOLA, GLADYS SUSANA</text:p>
          </table:table-cell>
          <table:table-cell office:value-type="string">
            <text:p>Córdob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ADUL, LILIANA</text:p>
          </table:table-cell>
          <table:table-cell office:value-type="string">
            <text:p>Tierra del Fuego</text:p>
          </table:table-cell>
          <table:table-cell office:value-type="string">
            <text:p>PARTIDO FEDERAL FUEGUIN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AUSTINELLI, HIPOLITO</text:p>
          </table:table-cell>
          <table:table-cell office:value-type="string">
            <text:p>Córdob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AVARIO, CARLOS ALBERTO</text:p>
          </table:table-cell>
          <table:table-cell office:value-type="string">
            <text:p>Santa Fe</text:p>
          </table:table-cell>
          <table:table-cell office:value-type="string">
            <text:p>DEMOCRATA PROGRES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ELETTI, ROBERTO JOSE</text:p>
          </table:table-cell>
          <table:table-cell office:value-type="string">
            <text:p>Ciudad Autónoma de Buenos Aires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ELIX, OMAR CHAFI</text:p>
          </table:table-cell>
          <table:table-cell office:value-type="string">
            <text:p>Mendoz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ERNANDEZ, RODOLFO ALFREDO</text:p>
          </table:table-cell>
          <table:table-cell office:value-type="string">
            <text:p>Corrientes</text:p>
          </table:table-cell>
          <table:table-cell office:value-type="string">
            <text:p>UC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ERNANDEZ SAGASTI, ANABEL</text:p>
          </table:table-cell>
          <table:table-cell office:value-type="string">
            <text:p>Mendoz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ERRA DE BARTOL, MARGARITA</text:p>
          </table:table-cell>
          <table:table-cell office:value-type="string">
            <text:p>San Jua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ERRARI, GUSTAVO ALFREDO HORACIO</text:p>
          </table:table-cell>
          <table:table-cell office:value-type="string">
            <text:p>Buenos Aires</text:p>
          </table:table-cell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ERREYRA, ARACELI</text:p>
          </table:table-cell>
          <table:table-cell office:value-type="string">
            <text:p>Corrientes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IAD, MARIO RAYMUNDO</text:p>
          </table:table-cell>
          <table:table-cell office:value-type="string">
            <text:p>Jujuy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IORE VIÑUALES, MARIA CRISTINA DEL VALLE</text:p>
          </table:table-cell>
          <table:table-cell office:value-type="string">
            <text:p>Salta</text:p>
          </table:table-cell>
          <table:table-cell office:value-type="string">
            <text:p>RENOVADOR DE SAL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ORCONI, JUAN CARLOS</text:p>
          </table:table-cell>
          <table:table-cell office:value-type="string">
            <text:p>Santa Fe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ORTE, ULISES UMBERTO JOSE</text:p>
          </table:table-cell>
          <table:table-cell office:value-type="string">
            <text:p>La Pamp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ORTUNA, FRANCISCO JOSE</text:p>
          </table:table-cell>
          <table:table-cell office:value-type="string">
            <text:p>Córdoba</text:p>
          </table:table-cell>
          <table:table-cell office:value-type="string">
            <text:p>CORDOBA FEDERAL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FRANCIONI, FABIAN MARCELO</text:p>
          </table:table-cell>
          <table:table-cell office:value-type="string">
            <text:p>Córdoba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ALLARDO, MIRIAM GRACIELA</text:p>
          </table:table-cell>
          <table:table-cell office:value-type="string">
            <text:p>Tucumá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AMBARO, NATALIA</text:p>
          </table:table-cell>
          <table:table-cell office:value-type="string">
            <text:p>Buenos Aires</text:p>
          </table:table-cell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ARCIA, ANDREA FABIANA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ARCIA, MARIA TERESA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ARCIA LARRABURU, SILVINA MARCELA</text:p>
          </table:table-cell>
          <table:table-cell office:value-type="string">
            <text:p>Río Negr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ARNERO, ESTELA RAMONA</text:p>
          </table:table-cell>
          <table:table-cell office:value-type="string">
            <text:p>Córdoba</text:p>
          </table:table-cell>
          <table:table-cell office:value-type="string">
            <text:p>CORDOBA FEDERAL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ARRAMUÑO, JORGE ALBERTO</text:p>
          </table:table-cell>
          <table:table-cell office:value-type="string">
            <text:p>Tierra del Fuego</text:p>
          </table:table-cell>
          <table:table-cell office:value-type="string">
            <text:p>MOV POP FUEGUIN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ARRIDO, MANUEL</text:p>
          </table:table-cell>
          <table:table-cell office:value-type="string">
            <text:p>Ciudad Autónoma de Buenos Aires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DANSKY, CARLOS ENRIQUE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ERMANO, DANIEL</text:p>
          </table:table-cell>
          <table:table-cell office:value-type="string">
            <text:p>Santa Fe</text:p>
          </table:table-cell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IACCONE, CLAUDIA ALEJANDRA</text:p>
          </table:table-cell>
          <table:table-cell office:value-type="string">
            <text:p>Santa Fe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IACOMINO, DANIEL OSCAR</text:p>
          </table:table-cell>
          <table:table-cell office:value-type="string">
            <text:p>Córdob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IANNETTASIO, GRACIELA MARIA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IL LAVEDRA, RICARDO RODOLFO</text:p>
          </table:table-cell>
          <table:table-cell office:value-type="string">
            <text:p>Ciudad Autónoma de Buenos Aires</text:p>
          </table:table-cell>
          <table:table-cell office:value-type="string">
            <text:p>UC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IUBERGIA, MIGUEL ANGEL</text:p>
          </table:table-cell>
          <table:table-cell office:value-type="string">
            <text:p>Jujuy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ONZALEZ, GLADYS ESTHER</text:p>
          </table:table-cell>
          <table:table-cell office:value-type="string">
            <text:p>Buenos Aires</text:p>
          </table:table-cell>
          <table:table-cell office:value-type="string">
            <text:p>PRO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ONZALEZ, NANCY SUSANA</text:p>
          </table:table-cell>
          <table:table-cell office:value-type="string">
            <text:p>Chubut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ONZALEZ, JUAN DANTE</text:p>
          </table:table-cell>
          <table:table-cell office:value-type="string">
            <text:p>Mendoz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RANADOS, DULCE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ROSSO, LEONARDO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UCCIONE, JOSE DANIEL</text:p>
          </table:table-cell>
          <table:table-cell office:value-type="string">
            <text:p>Mision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UTIERREZ, MONICA EDITH</text:p>
          </table:table-cell>
          <table:table-cell office:value-type="string">
            <text:p>Córdoba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GUZMAN, OLGA ELIZABETH</text:p>
          </table:table-cell>
          <table:table-cell office:value-type="string">
            <text:p>Neuquén</text:p>
          </table:table-cell>
          <table:table-cell office:value-type="string">
            <text:p>MOV POP NEUQUIN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HARISPE, GASTON</text:p>
          </table:table-cell>
          <table:table-cell office:value-type="string">
            <text:p>Buenos Aires</text:p>
          </table:table-cell>
          <table:table-cell office:value-type="string">
            <text:p>FRENTE NUEVO ENCUENT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HELLER, CARLOS SALOMON</text:p>
          </table:table-cell>
          <table:table-cell office:value-type="string">
            <text:p>Ciudad Autónoma de Buenos Aires</text:p>
          </table:table-cell>
          <table:table-cell office:value-type="string">
            <text:p>FRENTE NUEVO ENCUENT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HERRERA, JOSE ALBERTO</text:p>
          </table:table-cell>
          <table:table-cell office:value-type="string">
            <text:p>Santiago del Estero</text:p>
          </table:table-cell>
          <table:table-cell office:value-type="string">
            <text:p>FRENTE CIVICO POR SANTIAG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HERRERA, GRISELDA NOEMI</text:p>
          </table:table-cell>
          <table:table-cell office:value-type="string">
            <text:p>La Rioj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IANNI, ANA MARIA</text:p>
          </table:table-cell>
          <table:table-cell office:value-type="string">
            <text:p>Santa Cruz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IBARRA, EDUARDO MAURICIO</text:p>
          </table:table-cell>
          <table:table-cell office:value-type="string">
            <text:p>San Juan</text:p>
          </table:table-cell>
          <table:table-cell office:value-type="string">
            <text:p>UNION POR SAN JUAN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ITURRASPE, NORA GRACIELA</text:p>
          </table:table-cell>
          <table:table-cell office:value-type="string">
            <text:p>Buenos Aires</text:p>
          </table:table-cell>
          <table:table-cell office:value-type="string">
            <text:p>UNIDAD POPULA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JUNIO, JUAN CARLOS</text:p>
          </table:table-cell>
          <table:table-cell office:value-type="string">
            <text:p>Ciudad Autónoma de Buenos Aires</text:p>
          </table:table-cell>
          <table:table-cell office:value-type="string">
            <text:p>FRENTE NUEVO ENCUENTRO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JURI, MARIANA</text:p>
          </table:table-cell>
          <table:table-cell office:value-type="string">
            <text:p>Mendoz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KOSINER, PABLO FRANCISCO JUAN</text:p>
          </table:table-cell>
          <table:table-cell office:value-type="string">
            <text:p>Salt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KRONEBERGER, DANIEL RICARDO</text:p>
          </table:table-cell>
          <table:table-cell office:value-type="string">
            <text:p>La Pamp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KUNKEL, CARLOS MIGUEL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LANDAU, JORGE ALBERTO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LARROQUE, ANDRES</text:p>
          </table:table-cell>
          <table:table-cell office:value-type="string">
            <text:p>Ciudad Autónoma de 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LEDESMA, JULIO RUBEN</text:p>
          </table:table-cell>
          <table:table-cell office:value-type="string">
            <text:p>Buenos Aires</text:p>
          </table:table-cell>
          <table:table-cell office:value-type="string">
            <text:p>FRENTE RENOVADO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LEVERBERG, STELLA MARIS</text:p>
          </table:table-cell>
          <table:table-cell office:value-type="string">
            <text:p>Mision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LINARES, MARIA VIRGINIA</text:p>
          </table:table-cell>
          <table:table-cell office:value-type="string">
            <text:p>Buenos Aires</text:p>
          </table:table-cell>
          <table:table-cell office:value-type="string">
            <text:p>GEN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LLANOS, ERMINDO EDGARDO MARCELO</text:p>
          </table:table-cell>
          <table:table-cell office:value-type="string">
            <text:p>Jujuy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LOTTO, INES BEATRIZ</text:p>
          </table:table-cell>
          <table:table-cell office:value-type="string">
            <text:p>Formos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LOZANO, CLAUDIO</text:p>
          </table:table-cell>
          <table:table-cell office:value-type="string">
            <text:p>Ciudad Autónoma de Buenos Aires</text:p>
          </table:table-cell>
          <table:table-cell office:value-type="string">
            <text:p>UNIDAD POPULA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AJDALANI, SILVIA CRISTINA</text:p>
          </table:table-cell>
          <table:table-cell office:value-type="string">
            <text:p>Buenos Aires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ALDONADO, VICTOR HUGO</text:p>
          </table:table-cell>
          <table:table-cell office:value-type="string">
            <text:p>Chaco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ARTINEZ, JULIO CESAR</text:p>
          </table:table-cell>
          <table:table-cell office:value-type="string">
            <text:p>La Rioj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ARTINEZ, ERNESTO FELIX</text:p>
          </table:table-cell>
          <table:table-cell office:value-type="string">
            <text:p>Córdoba</text:p>
          </table:table-cell>
          <table:table-cell office:value-type="string">
            <text:p>FRENTE CIVICO - CORDOB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ARTINEZ, SOLEDAD</text:p>
          </table:table-cell>
          <table:table-cell office:value-type="string">
            <text:p>Buenos Aires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ARTINEZ, OSCAR ARIEL</text:p>
          </table:table-cell>
          <table:table-cell office:value-type="string">
            <text:p>Santa Fe</text:p>
          </table:table-cell>
          <table:table-cell office:value-type="string">
            <text:p>FRENTE RENOVADO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AZZARELLA, SUSANA DEL VALLE</text:p>
          </table:table-cell>
          <table:table-cell office:value-type="string">
            <text:p>Córdoba</text:p>
          </table:table-cell>
          <table:table-cell office:value-type="string">
            <text:p>FRENTE CIVICO - CORDOB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ENDOZA, MAYRA SOLEDAD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ENDOZA, SANDRA MARCELA</text:p>
          </table:table-cell>
          <table:table-cell office:value-type="string">
            <text:p>Chac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ETAZA, MARIO ALFREDO</text:p>
          </table:table-cell>
          <table:table-cell office:value-type="string">
            <text:p>Santa Cruz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ICHETTI, MARTA GABRIELA</text:p>
          </table:table-cell>
          <table:table-cell office:value-type="string">
            <text:p>Ciudad Autónoma de Buenos Aires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ILMAN, GERARDO FABIAN</text:p>
          </table:table-cell>
          <table:table-cell office:value-type="string">
            <text:p>Buenos Aires</text:p>
          </table:table-cell>
          <table:table-cell office:value-type="string">
            <text:p>GEN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OLAS, PEDRO OMAR</text:p>
          </table:table-cell>
          <table:table-cell office:value-type="string">
            <text:p>Catamarca</text:p>
          </table:table-cell>
          <table:table-cell office:value-type="string">
            <text:p>FRENTE CIVICO Y SOCIAL DE CATAMARCA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OLINA, MANUEL ISAURO</text:p>
          </table:table-cell>
          <table:table-cell office:value-type="string">
            <text:p>Catamarc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ONGELO, JOSE RICARDO</text:p>
          </table:table-cell>
          <table:table-cell office:value-type="string">
            <text:p>Chac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ORENO, CARLOS JULIO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OUILLERON, ROBERTO MARIO</text:p>
          </table:table-cell>
          <table:table-cell office:value-type="string">
            <text:p>Buenos Aires</text:p>
          </table:table-cell>
          <table:table-cell office:value-type="string">
            <text:p>FRENTE RENOVADO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OYANO, JUAN FACUNDO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ÜLLER, EDGAR RAUL</text:p>
          </table:table-cell>
          <table:table-cell office:value-type="string">
            <text:p>Córdoba</text:p>
          </table:table-cell>
          <table:table-cell office:value-type="string">
            <text:p>COMPROMISO FEDERAL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MÜLLER, MABEL HILDA</text:p>
          </table:table-cell>
          <table:table-cell office:value-type="string">
            <text:p>Buenos Aires</text:p>
          </table:table-cell>
          <table:table-cell office:value-type="string">
            <text:p>FRENTE RENOVADO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NAVARRO, GRACIELA</text:p>
          </table:table-cell>
          <table:table-cell office:value-type="string">
            <text:p>Santiago del Estero</text:p>
          </table:table-cell>
          <table:table-cell office:value-type="string">
            <text:p>FRENTE CIVICO POR SANTIAG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NEBREDA, CARMEN ROSA</text:p>
          </table:table-cell>
          <table:table-cell office:value-type="string">
            <text:p>Córdob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NEGRI, MARIO RAUL</text:p>
          </table:table-cell>
          <table:table-cell office:value-type="string">
            <text:p>Córdoba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OBIGLIO, JULIAN MARTIN</text:p>
          </table:table-cell>
          <table:table-cell office:value-type="string">
            <text:p>Ciudad Autónoma de Buenos Aires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OCAÑA, MARIA GRACIELA</text:p>
          </table:table-cell>
          <table:table-cell office:value-type="string">
            <text:p>Buenos Aires</text:p>
          </table:table-cell>
          <table:table-cell office:value-type="string">
            <text:p>UNIDAD PARA EL DESARROLLO SOCIAL Y LA EQUIDAD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OLIVA, CRISTIAN RODOLFO</text:p>
          </table:table-cell>
          <table:table-cell office:value-type="string">
            <text:p>Santiago del Estero</text:p>
          </table:table-cell>
          <table:table-cell office:value-type="string">
            <text:p>FRENTE CIVICO POR SANTIAG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OLMEDO, ALFREDO HORACIO</text:p>
          </table:table-cell>
          <table:table-cell office:value-type="string">
            <text:p>Salta</text:p>
          </table:table-cell>
          <table:table-cell office:value-type="string">
            <text:p>SALTA SOMOS TODOS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OPORTO, MARIO NESTOR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ORSOLINI, PABLO EDUARDO</text:p>
          </table:table-cell>
          <table:table-cell office:value-type="string">
            <text:p>Chaco</text:p>
          </table:table-cell>
          <table:table-cell office:value-type="string">
            <text:p>UC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ORTIZ, MARIELA</text:p>
          </table:table-cell>
          <table:table-cell office:value-type="string">
            <text:p>Jujuy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ORTIZ CORREA, MARCIA SARA MARIA</text:p>
          </table:table-cell>
          <table:table-cell office:value-type="string">
            <text:p>Catamarca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AIS, JUAN MARIO</text:p>
          </table:table-cell>
          <table:table-cell office:value-type="string">
            <text:p>Chubut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ANSA, SERGIO HORACIO</text:p>
          </table:table-cell>
          <table:table-cell office:value-type="string">
            <text:p>San Luis</text:p>
          </table:table-cell>
          <table:table-cell office:value-type="string">
            <text:p>COMPROMISO FEDERAL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ARADA, LILIANA BEATRIZ</text:p>
          </table:table-cell>
          <table:table-cell office:value-type="string">
            <text:p>Ciudad Autónoma de Buenos Aires</text:p>
          </table:table-cell>
          <table:table-cell office:value-type="string">
            <text:p>UNIDAD POPULA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ASTORIZA, MIRTA AMELIANA</text:p>
          </table:table-cell>
          <table:table-cell office:value-type="string">
            <text:p>Santiago del Estero</text:p>
          </table:table-cell>
          <table:table-cell office:value-type="string">
            <text:p>FRENTE CIVICO POR SANTIAG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ERALTA, FABIAN FRANCISCO</text:p>
          </table:table-cell>
          <table:table-cell office:value-type="string">
            <text:p>Santa Fe</text:p>
          </table:table-cell>
          <table:table-cell office:value-type="string">
            <text:p>GEN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EREZ, ALBERTO JOSE</text:p>
          </table:table-cell>
          <table:table-cell office:value-type="string">
            <text:p>San Luis</text:p>
          </table:table-cell>
          <table:table-cell office:value-type="string">
            <text:p>COMPROMISO FEDERAL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ERIE, JULIA ARGENTINA</text:p>
          </table:table-cell>
          <table:table-cell office:value-type="string">
            <text:p>Mision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EROTTI, OMAR ANGEL</text:p>
          </table:table-cell>
          <table:table-cell office:value-type="string">
            <text:p>Santa Fe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ERRONI, ANA MARIA</text:p>
          </table:table-cell>
          <table:table-cell office:value-type="string">
            <text:p>Corrient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IEMONTE, HECTOR HORACIO</text:p>
          </table:table-cell>
          <table:table-cell office:value-type="string">
            <text:p>Buenos Aires</text:p>
          </table:table-cell>
          <table:table-cell office:value-type="string">
            <text:p>COALICION CIVICA - ARI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IETRAGALLA CORTI, HORACIO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ILATTI VERGARA, MARIA INES</text:p>
          </table:table-cell>
          <table:table-cell office:value-type="string">
            <text:p>Chac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INEDO, FEDERICO</text:p>
          </table:table-cell>
          <table:table-cell office:value-type="string">
            <text:p>Ciudad Autónoma de Buenos Aires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LAINI, FRANCISCO OMAR</text:p>
          </table:table-cell>
          <table:table-cell office:value-type="string">
            <text:p>Buenos Aires</text:p>
          </table:table-cell>
          <table:table-cell office:value-type="string">
            <text:p>CULTURA, EDUCACION Y TRABAJ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ORTELA, AGUSTIN ALBERTO</text:p>
          </table:table-cell>
          <table:table-cell office:value-type="string">
            <text:p>Corrientes</text:p>
          </table:table-cell>
          <table:table-cell office:value-type="string">
            <text:p>UC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RADINES, ROBERTO ARTURO</text:p>
          </table:table-cell>
          <table:table-cell office:value-type="string">
            <text:p>Mendoza</text:p>
          </table:table-cell>
          <table:table-cell office:value-type="string">
            <text:p>DEMOCRATA DE MENDOZ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UCHETA, RAMONA</text:p>
          </table:table-cell>
          <table:table-cell office:value-type="string">
            <text:p>Buenos Aires</text:p>
          </table:table-cell>
          <table:table-cell office:value-type="string">
            <text:p>COMPROMISO FEDERAL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UERTA, FEDERICO RAMON</text:p>
          </table:table-cell>
          <table:table-cell office:value-type="string">
            <text:p>Misiones</text:p>
          </table:table-cell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PUIGGROS, ADRIANA VICTORIA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AIMUNDI, CARLOS ALBERTO</text:p>
          </table:table-cell>
          <table:table-cell office:value-type="string">
            <text:p>Buenos Aires</text:p>
          </table:table-cell>
          <table:table-cell office:value-type="string">
            <text:p>FRENTE NUEVO ENCUENT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ASINO, ELIDA ELENA</text:p>
          </table:table-cell>
          <table:table-cell office:value-type="string">
            <text:p>Santa Fe</text:p>
          </table:table-cell>
          <table:table-cell office:value-type="string">
            <text:p>PARTIDO SOCIAL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E, HILMA LEONOR</text:p>
          </table:table-cell>
          <table:table-cell office:value-type="string">
            <text:p>Entre Ríos</text:p>
          </table:table-cell>
          <table:table-cell office:value-type="string">
            <text:p>COALICION CIVICA - ARI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ECALDE, HECTOR PEDRO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EDCZUK, OSCAR FELIPE</text:p>
          </table:table-cell>
          <table:table-cell office:value-type="string">
            <text:p>Mision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EGAZZOLI, MARIA CRISTINA</text:p>
          </table:table-cell>
          <table:table-cell office:value-type="string">
            <text:p>La Pampa</text:p>
          </table:table-cell>
          <table:table-cell office:value-type="string">
            <text:p>PARTIDO JUSTICIALISTA LA PAMP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IESTRA, ANTONIO SABINO</text:p>
          </table:table-cell>
          <table:table-cell office:value-type="string">
            <text:p>Santa Fe</text:p>
          </table:table-cell>
          <table:table-cell office:value-type="string">
            <text:p>UNIDAD POPULA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IOS, LILIANA MARIA</text:p>
          </table:table-cell>
          <table:table-cell office:value-type="string">
            <text:p>Entre Río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IOS, ROBERTO FABIAN</text:p>
          </table:table-cell>
          <table:table-cell office:value-type="string">
            <text:p>Corrient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ISKO, SILVIA LUCRECIA</text:p>
          </table:table-cell>
          <table:table-cell office:value-type="string">
            <text:p>Mision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IVARA, RAUL ALBERTO</text:p>
          </table:table-cell>
          <table:table-cell office:value-type="string">
            <text:p>Buenos Aires</text:p>
          </table:table-cell>
          <table:table-cell office:value-type="string">
            <text:p>FRENTE RENOVADO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IVAROLA, RUBEN ARMANDO</text:p>
          </table:table-cell>
          <table:table-cell office:value-type="string">
            <text:p>Jujuy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IVAS, JORGE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OBERTI, ALBERTO OSCAR</text:p>
          </table:table-cell>
          <table:table-cell office:value-type="string">
            <text:p>Buenos Aires</text:p>
          </table:table-cell>
          <table:table-cell office:value-type="string">
            <text:p>FRENTE RENOVADO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OBLEDO, ROBERTO RICARDO</text:p>
          </table:table-cell>
          <table:table-cell office:value-type="string">
            <text:p>La Pampa</text:p>
          </table:table-cell>
          <table:table-cell office:value-type="string">
            <text:p>PARTIDO JUSTICIALISTA LA PAMP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ODRIGUEZ, MARCELA VIRGINIA</text:p>
          </table:table-cell>
          <table:table-cell office:value-type="string">
            <text:p>Buenos Aires</text:p>
          </table:table-cell>
          <table:table-cell office:value-type="string">
            <text:p>DEMOCRACIA IGUALITARIA Y PARTICIPATIVA (D.I.P.)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OGEL, FABIAN DULIO</text:p>
          </table:table-cell>
          <table:table-cell office:value-type="string">
            <text:p>Entre Ríos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UCCI, CLAUDIA MONICA</text:p>
          </table:table-cell>
          <table:table-cell office:value-type="string">
            <text:p>Buenos Aires</text:p>
          </table:table-cell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RUIZ, AIDA DELIA</text:p>
          </table:table-cell>
          <table:table-cell office:value-type="string">
            <text:p>Santiago del Estero</text:p>
          </table:table-cell>
          <table:table-cell office:value-type="string">
            <text:p>FRENTE CIVICO POR SANTIAG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ABBATELLA, MARTIN</text:p>
          </table:table-cell>
          <table:table-cell office:value-type="string">
            <text:p>Buenos Aires</text:p>
          </table:table-cell>
          <table:table-cell office:value-type="string">
            <text:p>FRENTE NUEVO ENCUENTRO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ACCA, LUIS FERNANDO</text:p>
          </table:table-cell>
          <table:table-cell office:value-type="string">
            <text:p>Tucumán</text:p>
          </table:table-cell>
          <table:table-cell office:value-type="string">
            <text:p>UC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ALIM, JUAN ARTURO</text:p>
          </table:table-cell>
          <table:table-cell office:value-type="string">
            <text:p>Tucumán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ANTILLAN, WALTER MARCELO</text:p>
          </table:table-cell>
          <table:table-cell office:value-type="string">
            <text:p>Tucumá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ANTIN, EDUARDO</text:p>
          </table:table-cell>
          <table:table-cell office:value-type="string">
            <text:p>Buenos Aires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CHMIDT LIERMANN, CORNELIA</text:p>
          </table:table-cell>
          <table:table-cell office:value-type="string">
            <text:p>Ciudad Autónoma de Buenos Aires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CIUTTO, RUBEN DARIO</text:p>
          </table:table-cell>
          <table:table-cell office:value-type="string">
            <text:p>Tierra del Fueg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EGARRA, ADELA ROSA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IMONCINI, SILVIA ROSA</text:p>
          </table:table-cell>
          <table:table-cell office:value-type="string">
            <text:p>Santa Fe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OLA, FELIPE CARLOS</text:p>
          </table:table-cell>
          <table:table-cell office:value-type="string">
            <text:p>Buenos Aires</text:p>
          </table:table-cell>
          <table:table-cell office:value-type="string">
            <text:p>FRENTE RENOVADO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OLANAS, FERNANDO EZEQUIEL</text:p>
          </table:table-cell>
          <table:table-cell office:value-type="string">
            <text:p>Ciudad Autónoma de Buenos Aires</text:p>
          </table:table-cell>
          <table:table-cell office:value-type="string">
            <text:p>MOVIMIENTO PROYECTO SU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OLANAS, JULIO RODOLFO</text:p>
          </table:table-cell>
          <table:table-cell office:value-type="string">
            <text:p>Entre Ríos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OTO, GLADYS BEATRIZ</text:p>
          </table:table-cell>
          <table:table-cell office:value-type="string">
            <text:p>Chaco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TOLBIZER, MARGARITA ROSA</text:p>
          </table:table-cell>
          <table:table-cell office:value-type="string">
            <text:p>Buenos Aires</text:p>
          </table:table-cell>
          <table:table-cell office:value-type="string">
            <text:p>GEN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STORANI, MARIA LUISA</text:p>
          </table:table-cell>
          <table:table-cell office:value-type="string">
            <text:p>Buenos Aires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TERADA, ALICIA</text:p>
          </table:table-cell>
          <table:table-cell office:value-type="string">
            <text:p>Chaco</text:p>
          </table:table-cell>
          <table:table-cell office:value-type="string">
            <text:p>COALICION CIVICA - ARI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THOMAS, ENRIQUE LUIS</text:p>
          </table:table-cell>
          <table:table-cell office:value-type="string">
            <text:p>Mendoza</text:p>
          </table:table-cell>
          <table:table-cell office:value-type="string">
            <text:p>FRENTE PERON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TINEO, JAVIER HECTOR</text:p>
          </table:table-cell>
          <table:table-cell office:value-type="string">
            <text:p>La Rioj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TOMAS, HECTOR DANIEL</text:p>
          </table:table-cell>
          <table:table-cell office:value-type="string">
            <text:p>San Jua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TONELLI, PABLO GABRIEL</text:p>
          </table:table-cell>
          <table:table-cell office:value-type="string">
            <text:p>Ciudad Autónoma de Buenos Aires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TRIACA, ALBERTO JORGE</text:p>
          </table:table-cell>
          <table:table-cell office:value-type="string">
            <text:p>Ciudad Autónoma de Buenos Aires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TUNESSI, JUAN PEDRO</text:p>
          </table:table-cell>
          <table:table-cell office:value-type="string">
            <text:p>Buenos Aires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UÑAC, JOSE RUBEN</text:p>
          </table:table-cell>
          <table:table-cell office:value-type="string">
            <text:p>San Jua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VALINOTTO, JORGE ANSELMO</text:p>
          </table:table-cell>
          <table:table-cell office:value-type="string">
            <text:p>Córdoba</text:p>
          </table:table-cell>
          <table:table-cell office:value-type="string">
            <text:p>FRENTE CIVICO - CORDOBA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VAQUIE, ENRIQUE ANDRES</text:p>
          </table:table-cell>
          <table:table-cell office:value-type="string">
            <text:p>Mendoza</text:p>
          </table:table-cell>
          <table:table-cell office:value-type="string">
            <text:p>UCR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VEAUTE, MARIANA ALEJANDRA</text:p>
          </table:table-cell>
          <table:table-cell office:value-type="string">
            <text:p>Catamarca</text:p>
          </table:table-cell>
          <table:table-cell office:value-type="string">
            <text:p>FRENTE RENOVADO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VIDELA, NORA ESTHER</text:p>
          </table:table-cell>
          <table:table-cell office:value-type="string">
            <text:p>San Luis</text:p>
          </table:table-cell>
          <table:table-cell office:value-type="string">
            <text:p>COMPROMISO FEDERAL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VILARIÑO, JOSE ANTONIO</text:p>
          </table:table-cell>
          <table:table-cell office:value-type="string">
            <text:p>Salt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VILLA, JOSE ANTONIO</text:p>
          </table:table-cell>
          <table:table-cell office:value-type="string">
            <text:p>San Juan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VILLATA, GRACIELA SUSANA</text:p>
          </table:table-cell>
          <table:table-cell office:value-type="string">
            <text:p>Córdoba</text:p>
          </table:table-cell>
          <table:table-cell office:value-type="string">
            <text:p>FRENTE CIVICO - CORDOB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WAYAR, WALTER RAUL</text:p>
          </table:table-cell>
          <table:table-cell office:value-type="string">
            <text:p>Salta</text:p>
          </table:table-cell>
          <table:table-cell office:value-type="string">
            <text:p>FRENTE PERONISTA FEDERAL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YAGÜE, LINDA CRISTINA</text:p>
          </table:table-cell>
          <table:table-cell office:value-type="string">
            <text:p>Neuquén</text:p>
          </table:table-cell>
          <table:table-cell office:value-type="string">
            <text:p>UCR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YARADE, FERNANDO</text:p>
          </table:table-cell>
          <table:table-cell office:value-type="string">
            <text:p>Salta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YAZBEK, RUBEN DAVID</text:p>
          </table:table-cell>
          <table:table-cell office:value-type="string">
            <text:p>Catamarc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YOMA, JORGE RAUL</text:p>
          </table:table-cell>
          <table:table-cell office:value-type="string">
            <text:p>La Rioja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ZABALZA, JUAN CARLOS</text:p>
          </table:table-cell>
          <table:table-cell office:value-type="string">
            <text:p>Santa Fe</text:p>
          </table:table-cell>
          <table:table-cell office:value-type="string">
            <text:p>PARTIDO SOCIALISTA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ZAMARREÑO, MARIA EUGENIA</text:p>
          </table:table-cell>
          <table:table-cell office:value-type="string">
            <text:p>Buenos Aires</text:p>
          </table:table-cell>
          <table:table-cell office:value-type="string">
            <text:p>FRENTE PARA LA VICTORIA - PJ</text:p>
          </table:table-cell>
        </table:table-row>
        <table:table-row table:style-name="ro2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ZIEBART, CRISTINA ISABEL</text:p>
          </table:table-cell>
          <table:table-cell office:value-type="string">
            <text:p>Chubut</text:p>
          </table:table-cell>
          <table:table-cell office:value-type="string">
            <text:p>FRENTE PARA LA VICTORIA - PJ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ZIEGLER, ALEX ROBERTO</text:p>
          </table:table-cell>
          <table:table-cell office:value-type="string">
            <text:p>Misiones</text:p>
          </table:table-cell>
          <table:table-cell office:value-type="string">
            <text:p>FRENTE PARA LA VICTORIA - PJ</text:p>
          </table:table-cell>
        </table:table-row>
      </table:table>
      <table:table table:name="Comisiones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Nombre Legislatura</text:p>
          </table:table-cell>
          <table:table-cell office:value-type="string">
            <text:p>Cámara</text:p>
          </table:table-cell>
          <table:table-cell office:value-type="string">
            <text:p>Nombre Comisión</text:p>
          </table:table-cell>
        </table:table-row>
        <table:table-row table:style-name="ro1"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office:value-type="string">
            <text:p>ASUNTOS CONSTITUCIONALES</text:p>
          </table:table-cell>
        </table:table-row>
      </table:table>
      <table:table table:name="Roles en comisiones" table:style-name="ta3"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row table:style-name="ro1">
          <table:table-cell office:value-type="string">
            <text:p>Nombre Comisión</text:p>
          </table:table-cell>
          <table:table-cell office:value-type="string">
            <text:p>Cámara</text:p>
          </table:table-cell>
          <table:table-cell office:value-type="string">
            <text:p>Rol</text:p>
          </table:table-cell>
          <table:table-cell office:value-type="string">
            <text:p>Nombre Legislador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Presidente</text:p>
          </table:table-cell>
          <table:table-cell office:value-type="string">
            <text:p>CONTI, DIANA BEATRIZ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icepresidente 1º</text:p>
          </table:table-cell>
          <table:table-cell office:value-type="string">
            <text:p>NEGRI, MARIO RAUL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icepresidente 2º</text:p>
          </table:table-cell>
          <table:table-cell office:value-type="string">
            <text:p>LANDAU, JORGE ALBERTO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Secretario</text:p>
          </table:table-cell>
          <table:table-cell office:value-type="string">
            <text:p>CLERI, MARCOS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Secretario</text:p>
          </table:table-cell>
          <table:table-cell office:value-type="string">
            <text:p>DUCLOS, OMAR ARNALDO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Secretario</text:p>
          </table:table-cell>
          <table:table-cell office:value-type="string">
            <text:p>FERRARI, GUSTAVO ALFREDO HORACIO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Secretario</text:p>
          </table:table-cell>
          <table:table-cell office:value-type="string">
            <text:p>RIVAS, JORGE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ALFONSIN, RICARDO LUIS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ALONSO, LAURA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BIDEGAIN, GLORIA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BRIZUELA Y DORIA DE CARA, OLGA INES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CALCAGNO Y MAILLMAN, ERIC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CAMAÑO, GRACIELA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CARRANZA, CARLOS ALBERTO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CARRIO, ELISA MARIA AVELINA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CIGOGNA, LUIS FRANCISCO JORGE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CORDOBA, STELLA MARIS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DATO, ALFREDO CARLOS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DE PEDRO, EDUARDO ENRIQUE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FERNANDEZ SAGASTI, ANABEL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FRANCIONI, FABIAN MARCELO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GARCIA, MARIA TERESA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GARRIDO, MANUEL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GIANNETTASIO, GRACIELA MARIA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GIL LAVEDRA, RICARDO RODOLFO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GROSSO, LEONARDO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GUTIERREZ, MONICA EDITH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KUNKEL, CARLOS MIGUEL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METAZA, MARIO ALFREDO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PAIS, JUAN MARIO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PARADA, LILIANA BEATRIZ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TONELLI, PABLO GABRIEL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TUNESSI, JUAN PEDRO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YOMA, JORGE RAUL</text:p>
          </table:table-cell>
        </table:table-row>
        <table:table-row table:style-name="ro1">
          <table:table-cell office:value-type="string">
            <text:p>ASUNTOS CONSTITUCIONALES</text:p>
          </table:table-cell>
          <table:table-cell office:value-type="string">
            <text:p>Diputados</text:p>
          </table:table-cell>
          <table:table-cell office:value-type="string">
            <text:p>Vocal</text:p>
          </table:table-cell>
          <table:table-cell office:value-type="string">
            <text:p>ZABALZA, JUAN CARLOS</text:p>
          </table:table-cell>
        </table:table-row>
      </table:table>
      <table:table table:name="Proyecto de Ley" table:style-name="ta4">
        <table:table-column table:style-name="co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Referencia</text:p>
          </table:table-cell>
          <table:table-cell office:value-type="string">
            <text:p>Nombre Proyecto</text:p>
          </table:table-cell>
          <table:table-cell office:value-type="string">
            <text:p>Nombre Legislatura</text:p>
          </table:table-cell>
          <table:table-cell office:value-type="string">
            <text:p>Cámara de entrada</text:p>
          </table:table-cell>
          <table:table-cell office:value-type="string">
            <text:p>Fecha de ingreso</text:p>
          </table:table-cell>
          <table:table-cell office:value-type="string">
            <text:p>Categorías (separadas por coma)</text:p>
          </table:table-cell>
          <table:table-cell office:value-type="string">
            <text:p>Resumen del Proyecto</text:p>
          </table:table-cell>
        </table:table-row>
        <table:table-row table:style-name="ro1">
          <table:table-cell office:value-type="string">
            <text:p>Ejemplo_01</text:p>
          </table:table-cell>
          <table:table-cell office:value-type="string">
            <text:p>Proyecto de ejemplo</text:p>
          </table:table-cell>
          <table:table-cell office:value-type="string">
            <text:p>Congreso Nacional</text:p>
          </table:table-cell>
          <table:table-cell office:value-type="string">
            <text:p>Diputados</text:p>
          </table:table-cell>
          <table:table-cell table:style-name="ce2" office:value-type="date" office:date-value="2013-01-01">
            <text:p>01/01/13</text:p>
          </table:table-cell>
          <table:table-cell office:value-type="string">
            <text:p>Minería, Telecomunicaciones</text:p>
          </table:table-cell>
          <table:table-cell office:value-type="string">
            <text:p>Este es el resumen del proyecto</text:p>
          </table:table-cell>
        </table:table-row>
      </table:table>
      <table:table table:name="Detalla del Proyecto" table:style-name="ta4"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Nombre Proyecto</text:p>
          </table:table-cell>
          <table:table-cell office:value-type="string">
            <text:p>Nombre Comisión</text:p>
          </table:table-cell>
          <table:table-cell office:value-type="string">
            <text:p>Cámara</text:p>
          </table:table-cell>
        </table:table-row>
        <table:table-row table:style-name="ro1">
          <table:table-cell office:value-type="string">
            <text:p>Proyecto de ejemplo</text:p>
          </table:table-cell>
          <table:table-cell office:value-type="string">
            <text:p>ASUNTOS CONSTITUCIONALES</text:p>
          </table:table-cell>
          <table:table-cell office:value-type="string">
            <text:p>Diputados</text:p>
          </table:table-cell>
        </table:table-row>
      </table:table>
      <table:table table:name="Agendas de trat. comi." table:style-name="ta5">
        <table:table-column table:style-name="co6" table:default-cell-style-name="Default"/>
        <table:table-column table:style-name="co2" table:number-columns-repeated="2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row table:style-name="ro1">
          <table:table-cell office:value-type="string">
            <text:p>Nombre Legislatura</text:p>
          </table:table-cell>
          <table:table-cell office:value-type="string">
            <text:p>Fecha</text:p>
          </table:table-cell>
          <table:table-cell office:value-type="string">
            <text:p>Cámara</text:p>
          </table:table-cell>
          <table:table-cell office:value-type="string">
            <text:p>Nombre Comisión</text:p>
          </table:table-cell>
          <table:table-cell office:value-type="string">
            <text:p>Nombre Proyecto</text:p>
          </table:table-cell>
          <table:table-cell office:value-type="string">
            <text:p>Resumen</text:p>
          </table:table-cell>
        </table:table-row>
        <table:table-row table:style-name="ro1">
          <table:table-cell office:value-type="string">
            <text:p>Congreso Nacional</text:p>
          </table:table-cell>
          <table:table-cell table:style-name="ce2" office:value-type="date" office:date-value="2013-03-01">
            <text:p>01/03/13</text:p>
          </table:table-cell>
          <table:table-cell office:value-type="string">
            <text:p>Diputados</text:p>
          </table:table-cell>
          <table:table-cell office:value-type="string">
            <text:p>ASUNTOS CONSTITUCIONALES</text:p>
          </table:table-cell>
          <table:table-cell office:value-type="string">
            <text:p>Proyecto de ejemplo</text:p>
          </table:table-cell>
          <table:table-cell office:value-type="string">
            <text:p>Este es el resumen de lo tratado</text:p>
          </table:table-cell>
        </table:table-row>
      </table:table>
      <table:table table:name="Agendas de trat. recinto" table:style-name="ta5">
        <table:table-column table:style-name="co6" table:default-cell-style-name="Default"/>
        <table:table-column table:style-name="co2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row table:style-name="ro1">
          <table:table-cell office:value-type="string">
            <text:p>Nombre Legislatura</text:p>
          </table:table-cell>
          <table:table-cell office:value-type="string">
            <text:p>Fecha</text:p>
          </table:table-cell>
          <table:table-cell office:value-type="string">
            <text:p>Cámara</text:p>
          </table:table-cell>
          <table:table-cell office:value-type="string">
            <text:p>Nombre Proyecto</text:p>
          </table:table-cell>
          <table:table-cell office:value-type="string">
            <text:p>Resumen</text:p>
          </table:table-cell>
        </table:table-row>
        <table:table-row table:style-name="ro1">
          <table:table-cell office:value-type="string">
            <text:p>Congreso Nacional</text:p>
          </table:table-cell>
          <table:table-cell table:style-name="ce2" office:value-type="date" office:date-value="2013-06-01">
            <text:p>01/06/13</text:p>
          </table:table-cell>
          <table:table-cell office:value-type="string">
            <text:p>Diputados</text:p>
          </table:table-cell>
          <table:table-cell office:value-type="string">
            <text:p>Proyecto de ejemplo</text:p>
          </table:table-cell>
          <table:table-cell office:value-type="string">
            <text:p>Este es el resumen de lo trat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FZSongS-Extended(SIP)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2T12:32:15</dc:date>
    <dc:creator>Juan Scarafia</dc:creator>
    <meta:generator>LibreOffice/3.5$Linux_X86_64 LibreOffice_project/350m1$Build-2</meta:generator>
    <meta:editing-duration>PT10M44S</meta:editing-duration>
    <meta:editing-cycles>5</meta:editing-cycles>
    <meta:document-statistic meta:table-count="11" meta:cell-count="1539" meta:object-count="0"/>
  </office:meta>
</office:document-meta>
</file>